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D4893EABE91AC35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108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22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0ae26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f5adf" officeooo:paragraph-rsid="0020ae26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22816b" officeooo:paragraph-rsid="0022816b" fo:background-color="transparent"/>
    </style:style>
    <style:style style:name="P13" style:family="paragraph" style:parent-style-name="Table_20_Contents">
      <style:text-properties officeooo:rsid="001f5adf" officeooo:paragraph-rsid="001a568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paragraph-properties fo:text-align="start" style:justify-single-word="false"/>
      <style:text-properties officeooo:paragraph-rsid="001d7954"/>
    </style:style>
    <style:style style:name="P16" style:family="paragraph" style:parent-style-name="Table_20_Contents">
      <style:text-properties officeooo:paragraph-rsid="001a5680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1f5adf"/>
    </style:style>
    <style:style style:name="P18" style:family="paragraph" style:parent-style-name="Table_20_Contents">
      <style:text-properties officeooo:rsid="0023d27e" officeooo:paragraph-rsid="0023d27e"/>
    </style:style>
    <style:style style:name="P19" style:family="paragraph" style:parent-style-name="Table_20_Contents">
      <style:text-properties officeooo:paragraph-rsid="0025511b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rsid="0019a834" officeooo:paragraph-rsid="0019a834" fo:background-color="transparent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a5680"/>
    </style:style>
    <style:style style:name="T9" style:family="text">
      <style:text-properties officeooo:rsid="001d7954"/>
    </style:style>
    <style:style style:name="T10" style:family="text">
      <style:text-properties officeooo:rsid="001f5adf"/>
    </style:style>
    <style:style style:name="T11" style:family="text">
      <style:text-properties officeooo:rsid="0022816b"/>
    </style:style>
    <style:style style:name="T12" style:family="text">
      <style:text-properties officeooo:rsid="0025511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p. zn. <text:span text:style-name="T9">KvK 22/2017</text:span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9">KS Karlovarský kraj</text:span></text:p>
            <text:p text:style-name="P15">z<text:span text:style-name="T8">a</text:span>st<text:span text:style-name="T8">o</text:span>up<text:span text:style-name="T8">ena</text:span>: <text:span text:style-name="T9">Petrem Třešňákem, předseda kraje</text:span><text:tab/></text:p>
            <text:p text:style-name="P15">e-mail: <text:span text:style-name="T9">petr.tresnak@pirati.cz</text:span> </text:p>
            <text:p text:style-name="P14">kontakt: <text:span text:style-name="T9">Josef Janů</text:span>, e-mail: <text:a xlink:type="simple" xlink:href="mailto:josef.janu@pirati.cz" text:style-name="Internet_20_link" text:visited-style-name="Visited_20_Internet_20_Link"><text:span text:style-name="T9">josef.janu@pirati.cz</text:span></text:a></text:p>
            <text:p text:style-name="P14"/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6"><text:span text:style-name="T8">Jméno</text:span>: <text:span text:style-name="T9">Václava Simeonová</text:span> </text:p>
            <text:p text:style-name="P17">IČ<text:span text:style-name="T10">O</text:span>: 12398934</text:p>
            <text:p text:style-name="P17"><text:span text:style-name="T10">Cheb</text:span> 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6">Aktivní komunikace se zastupiteli za účelem získávání podkladů, editace a psaní tiskových zpráv, článků a aktualit, jazykové korektury a spolupráce na dalších projektec<text:span text:style-name="T11">h.</text:span></text:p>
          </table:table-cell>
        </table:table-row>
        <table:table-row table:style-name="Tabulka1.1">
          <table:table-cell table:style-name="Tabulka1.A1" office:value-type="string">
            <text:p text:style-name="P10"/>
          </table:table-cell>
          <table:table-cell table:style-name="Tabulka1.A1" office:value-type="string"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9">smlouva o dílo</text:p>
            <text:p text:style-name="P19"/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Karlovarský kraj</text:p>
            <text:p text:style-name="P12"/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paušální: 3 500</text:span> K<text:span text:style-name="T10">č měsíčně</text:span></text:p>
            <text:p text:style-name="P18">fakturace – půlroční (6 x 3 500 Kč = celkem 21 000 Kč)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Od 01-01-2017 do 31-12-2017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Mariánských Lázních</text:span> dne <text:span text:style-name="T10">01.01.2017</text:span></text:p>
      <text:p text:style-name="P5">Za zadavatele: <text:s text:c="37"/><text:tab/> <text:s/>Za dodavatele: <text:s text:c="4"/></text:p>
      <text:p text:style-name="P7"><text:span text:style-name="T12">Josef Janů</text:span><text:tab/><text:tab/><text:tab/> <text:s/>Václava Simeonová</text:p>
      <text:p text:style-name="P6">………………………… <text:s text:c="60"/>………………………….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D4893EABE91AC351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9-10T03:00:49.763000000</dc:date>
    <meta:editing-cycles>100</meta:editing-cycles>
    <meta:editing-duration>P24DT13H10M43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character-count="1228" meta:image-count="1" meta:non-whitespace-character-count="985" meta:object-count="0" meta:page-count="1" meta:paragraph-count="30" meta:table-count="1" meta:word-count="156"/>
    <meta:user-defined meta:name="Informace 1"/>
    <meta:user-defined meta:name="Informace 2"/>
    <meta:user-defined meta:name="Informace 3"/>
    <meta:user-defined meta:name="Informace 4"/>
  </office:meta>
</office:document-meta>
</file>